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/></text:p>
      <text:p text:style-name="Text_20_body"><text:span text:style-name="Strong_20_Emphasis"><text:span text:style-name="T2">2.</text:span></text:span><text:span text:style-name="T2"> Chemin critique : </text:span><text:span text:style-name="Strong_20_Emphasis"><text:span text:style-name="T2">A → C → D → E → H → I</text:span></text:span><text:span text:style-name="T2"><text:line-break/>Durée minimale : </text:span><text:span text:style-name="Strong_20_Emphasis"><text:span text:style-name="T2">18 jours</text:span></text:span></text:p>
      <text:p text:style-name="Text_20_body"><text:span text:style-name="Strong_20_Emphasis"><text:span text:style-name="T2">3.</text:span></text:span><text:span text:style-name="T2"> Marge totale de G : </text:span><text:span text:style-name="Strong_20_Emphasis"><text:span text:style-name="T2">11 jours</text:span></text:span><text:span text:style-name="T2"><text:line-break/>Signification : G peut être retardée de 11 jours sans impacter la durée totale du projet.</text:span></text:p>
      <text:p text:style-name="Text_20_body"><text:span text:style-name="Strong_20_Emphasis"><text:span text:style-name="T2">4.</text:span></text:span></text:p>
      <text:list text:style-name="L1">
        <text:list-item>
          <text:p text:style-name="P2"><text:span text:style-name="T2">Tâches impactées : </text:span><text:span text:style-name="Strong_20_Emphasis"><text:span text:style-name="T2">G et I</text:span></text:span><text:span text:style-name="T2"> seront décalées. </text:span></text:p>
        </text:list-item>
        <text:list-item>
          <text:p text:style-name="P2"><text:span text:style-name="T2">Nouvelle durée minimale du projet : </text:span><text:span text:style-name="Strong_20_Emphasis"><text:span text:style-name="T2">20 jours</text:span></text:span><text:span text:style-name="T2">. </text:span></text:p>
        </text:list-item>
        <text:list-item>
          <text:p text:style-name="P1"><text:span text:style-name="T2">Nouveau chemin critique : </text:span><text:span text:style-name="Strong_20_Emphasis"><text:span text:style-name="T2">A → C → D → F → G → I</text:span></text:span><text:span text:style-name="T2">. </text:span>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0:39:34.496838624</meta:creation-date>
    <dc:date>2025-02-07T11:00:25.231218111</dc:date>
    <meta:editing-duration>PT9M25S</meta:editing-duration>
    <meta:editing-cycles>1</meta:editing-cycles>
    <meta:document-statistic meta:table-count="0" meta:image-count="0" meta:object-count="0" meta:page-count="1" meta:paragraph-count="6" meta:word-count="79" meta:character-count="332" meta:non-whitespace-character-count="259"/>
    <meta:generator>LibreOffice/24.2.7.2$Linux_X86_64 LibreOffice_project/420$Build-2</meta:generator>
  </office:meta>
</office:document-meta>
</file>